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automatic-styles>
    <style:style style:name="P1" style:family="paragraph" style:parent-style-name="Text_20_body">
      <style:text-properties officeooo:rsid="0014dff7" officeooo:paragraph-rsid="0014dff7"/>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4dff7" officeooo:paragraph-rsid="0014dff7"/>
    </style:style>
    <style:style style:name="P4" style:family="paragraph" style:parent-style-name="Text_20_body">
      <style:text-properties fo:language="en" fo:country="US" officeooo:rsid="00169d7d" officeooo:paragraph-rsid="00169d7d"/>
    </style:style>
    <style:style style:name="P5" style:family="paragraph" style:parent-style-name="Text_20_body">
      <style:text-properties fo:language="en" fo:country="US" officeooo:rsid="00169d7d" officeooo:paragraph-rsid="001814c3"/>
    </style:style>
    <style:style style:name="P6" style:family="paragraph" style:parent-style-name="Text_20_body">
      <style:text-properties fo:language="en" fo:country="US" officeooo:rsid="00180eda" officeooo:paragraph-rsid="00180eda"/>
    </style:style>
    <style:style style:name="P7" style:family="paragraph" style:parent-style-name="Text_20_body">
      <style:text-properties fo:language="en" fo:country="US" officeooo:rsid="001814c3" officeooo:paragraph-rsid="001814c3"/>
    </style:style>
    <style:style style:name="P8" style:family="paragraph" style:parent-style-name="Text_20_body">
      <style:paragraph-properties fo:text-align="start" style:justify-single-word="false"/>
      <style:text-properties fo:language="en" fo:country="US" officeooo:rsid="001814c3" officeooo:paragraph-rsid="001814c3"/>
    </style:style>
    <style:style style:name="P9" style:family="paragraph" style:parent-style-name="Text_20_body">
      <style:text-properties fo:language="en" fo:country="US" officeooo:rsid="00120127" officeooo:paragraph-rsid="00180eda"/>
    </style:style>
    <style:style style:name="P10" style:family="paragraph" style:parent-style-name="Standard">
      <style:text-properties fo:language="en" fo:country="US" officeooo:rsid="00120127" officeooo:paragraph-rsid="00120127"/>
    </style:style>
    <style:style style:name="P11" style:family="paragraph" style:parent-style-name="Text_20_body">
      <style:text-properties fo:language="en" fo:country="US" officeooo:rsid="001de9c3" officeooo:paragraph-rsid="001de9c3"/>
    </style:style>
    <style:style style:name="P12" style:family="paragraph" style:parent-style-name="Text_20_body">
      <style:text-properties fo:language="en" fo:country="US" officeooo:rsid="00212b01" officeooo:paragraph-rsid="00212b01"/>
    </style:style>
    <style:style style:name="P13" style:family="paragraph" style:parent-style-name="Title">
      <style:text-properties fo:language="en" fo:country="US"/>
    </style:style>
    <style:style style:name="P14" style:family="paragraph" style:parent-style-name="Text_20_body">
      <style:text-properties officeooo:rsid="0019d4ee" officeooo:paragraph-rsid="0019d4ee"/>
    </style:style>
    <style:style style:name="P15" style:family="paragraph" style:parent-style-name="Text_20_body">
      <style:text-properties officeooo:rsid="001de9c3" officeooo:paragraph-rsid="001de9c3"/>
    </style:style>
    <style:style style:name="P16" style:family="paragraph" style:parent-style-name="Text_20_body">
      <style:text-properties officeooo:rsid="001fc13b" officeooo:paragraph-rsid="001fc13b"/>
    </style:style>
    <style:style style:name="P17" style:family="paragraph" style:parent-style-name="Text_20_body">
      <style:text-properties officeooo:rsid="00212b01" officeooo:paragraph-rsid="00212b01"/>
    </style:style>
    <style:style style:name="P18" style:family="paragraph" style:parent-style-name="Text_20_body">
      <style:text-properties officeooo:paragraph-rsid="002208a8"/>
    </style:style>
    <style:style style:name="P19" style:family="paragraph" style:parent-style-name="Text_20_body">
      <style:text-properties officeooo:rsid="002208a8" officeooo:paragraph-rsid="002208a8"/>
    </style:style>
    <style:style style:name="P20" style:family="paragraph" style:parent-style-name="Text_20_body">
      <style:text-properties fo:font-size="12pt" officeooo:rsid="0022b1e4" officeooo:paragraph-rsid="0022b1e4" style:font-size-asian="10.5pt" style:font-size-complex="12pt"/>
    </style:style>
    <style:style style:name="P21" style:family="paragraph" style:parent-style-name="Text_20_body">
      <style:text-properties fo:font-size="12pt" officeooo:rsid="0023517b" officeooo:paragraph-rsid="0023517b" style:font-size-asian="10.5pt" style:font-size-complex="12pt"/>
    </style:style>
    <style:style style:name="P22" style:family="paragraph" style:parent-style-name="Text_20_body">
      <style:text-properties style:font-name="Monotype" fo:font-size="10pt" officeooo:rsid="0023517b" officeooo:paragraph-rsid="0023517b" style:font-size-asian="10pt" style:font-size-complex="10pt"/>
    </style:style>
    <style:style style:name="P23" style:family="paragraph" style:parent-style-name="Text_20_body">
      <style:text-properties style:font-name="Monotype" officeooo:rsid="002ab30b" officeooo:paragraph-rsid="002ab30b"/>
    </style:style>
    <style:style style:name="P24" style:family="paragraph" style:parent-style-name="Text_20_body">
      <style:text-properties style:font-name="Liberation Serif" fo:font-size="12pt" officeooo:rsid="0023517b" officeooo:paragraph-rsid="0023517b" style:font-size-asian="12pt" style:font-size-complex="12pt"/>
    </style:style>
    <style:style style:name="P25" style:family="paragraph" style:parent-style-name="Text_20_body">
      <style:text-properties style:font-name="Liberation Serif" fo:font-size="11pt" officeooo:rsid="002351ef" officeooo:paragraph-rsid="002351ef" style:font-size-asian="11pt" style:font-size-complex="11pt"/>
    </style:style>
    <style:style style:name="P26" style:family="paragraph" style:parent-style-name="Text_20_body">
      <style:text-properties style:font-name="Liberation Serif" fo:font-size="11pt" officeooo:rsid="00247e3a" officeooo:paragraph-rsid="00247e3a" style:font-size-asian="11pt" style:font-size-complex="11pt"/>
    </style:style>
    <style:style style:name="P27" style:family="paragraph" style:parent-style-name="Text_20_body">
      <style:text-properties style:font-name="Liberation Serif" fo:font-size="11pt" officeooo:rsid="0024fd45" officeooo:paragraph-rsid="0024fd45" style:font-size-asian="11pt" style:font-size-complex="11pt"/>
    </style:style>
    <style:style style:name="P28" style:family="paragraph" style:parent-style-name="Text_20_body">
      <style:text-properties officeooo:rsid="0026a137" officeooo:paragraph-rsid="00288515"/>
    </style:style>
    <style:style style:name="P29" style:family="paragraph" style:parent-style-name="Text_20_body">
      <style:text-properties fo:color="#000000" loext:opacity="100%" style:font-name="Liberation Serif" fo:language="en" fo:country="US" officeooo:rsid="00212b01" officeooo:paragraph-rsid="00212b01" fo:background-color="#ffffff"/>
    </style:style>
    <style:style style:name="P30" style:family="paragraph" style:parent-style-name="Text_20_body">
      <style:text-properties fo:color="#000000" loext:opacity="100%" style:font-name="Liberation Serif" fo:language="en" fo:country="US" officeooo:rsid="002208a8" officeooo:paragraph-rsid="002208a8" fo:background-color="#ffffff"/>
    </style:style>
    <style:style style:name="P31" style:family="paragraph" style:parent-style-name="Text_20_body">
      <style:text-properties fo:font-size="10pt" officeooo:rsid="0022b1e4" officeooo:paragraph-rsid="0022b1e4" style:font-size-asian="10pt" style:font-size-complex="10pt"/>
    </style:style>
    <style:style style:name="P32" style:family="paragraph" style:parent-style-name="Standard">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33" style:family="paragraph" style:parent-style-name="Heading_20_2">
      <style:text-properties fo:language="en" fo:country="US"/>
    </style:style>
    <style:style style:name="P34" style:family="paragraph" style:parent-style-name="Heading_20_2">
      <style:text-properties fo:language="en" fo:country="US" officeooo:rsid="00169d7d" officeooo:paragraph-rsid="00169d7d"/>
    </style:style>
    <style:style style:name="P35" style:family="paragraph" style:parent-style-name="Heading_20_2">
      <style:text-properties fo:language="en" fo:country="US" officeooo:rsid="00120127" officeooo:paragraph-rsid="00169d7d"/>
    </style:style>
    <style:style style:name="P36" style:family="paragraph" style:parent-style-name="Heading_20_2">
      <style:text-properties fo:language="en" fo:country="US" officeooo:rsid="00120127" officeooo:paragraph-rsid="001de9c3"/>
    </style:style>
    <style:style style:name="P37" style:family="paragraph" style:parent-style-name="Heading_20_2">
      <style:text-properties fo:language="en" fo:country="US" officeooo:rsid="00120127" officeooo:paragraph-rsid="0020c16f"/>
    </style:style>
    <style:style style:name="P38" style:family="paragraph" style:parent-style-name="Heading_20_3">
      <style:text-properties officeooo:rsid="002ab30b" officeooo:paragraph-rsid="002ab30b"/>
    </style:style>
    <style:style style:name="P39" style:family="paragraph" style:parent-style-name="Standard" style:list-style-name="L3">
      <style:text-properties officeooo:rsid="001de9c3" officeooo:paragraph-rsid="001de9c3"/>
    </style:style>
    <style:style style:name="P40" style:family="paragraph" style:parent-style-name="Standard" style:list-style-name="L3">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de9c3" style:text-blinking="false" fo:background-color="#ffffff"/>
    </style:style>
    <style:style style:name="P41" style:family="paragraph" style:parent-style-name="Text_20_body" style:list-style-name="L1">
      <style:text-properties fo:language="en" fo:country="US" officeooo:rsid="0014dff7" officeooo:paragraph-rsid="0014dff7"/>
    </style:style>
    <style:style style:name="P42" style:family="paragraph" style:parent-style-name="Text_20_body" style:list-style-name="L2">
      <style:paragraph-properties fo:text-align="start" style:justify-single-word="false"/>
      <style:text-properties fo:language="en" fo:country="US" officeooo:rsid="001814c3" officeooo:paragraph-rsid="00190d04"/>
    </style:style>
    <style:style style:name="P43" style:family="paragraph" style:parent-style-name="Text_20_body" style:list-style-name="L2">
      <style:paragraph-properties fo:text-align="start" style:justify-single-word="false"/>
      <style:text-properties fo:language="en" fo:country="US" officeooo:rsid="00190d04" officeooo:paragraph-rsid="00191e4e"/>
    </style:style>
    <style:style style:name="P44" style:family="paragraph" style:parent-style-name="Text_20_body" style:list-style-name="L2">
      <style:paragraph-properties fo:text-align="start" style:justify-single-word="false"/>
      <style:text-properties fo:language="en" fo:country="US" officeooo:rsid="00190d04" officeooo:paragraph-rsid="00190d04"/>
    </style:style>
    <style:style style:name="P45" style:family="paragraph" style:parent-style-name="Text_20_body" style:list-style-name="L2">
      <style:paragraph-properties fo:text-align="start" style:justify-single-word="false"/>
      <style:text-properties fo:language="en" fo:country="US" officeooo:rsid="00191e4e" officeooo:paragraph-rsid="00191e4e"/>
    </style:style>
    <style:style style:name="P46" style:family="paragraph" style:parent-style-name="Text_20_body" style:list-style-name="L3">
      <style:text-properties fo:language="en" fo:country="US" officeooo:rsid="001de9c3" officeooo:paragraph-rsid="001de9c3"/>
    </style:style>
    <style:style style:name="P47" style:family="paragraph" style:parent-style-name="Text_20_body" style:list-style-name="L5">
      <style:text-properties fo:language="en" fo:country="US" fo:font-style="normal" fo:font-weight="normal" officeooo:rsid="001fc13b" officeooo:paragraph-rsid="001fc13b" style:font-style-asian="normal" style:font-weight-asian="normal" style:font-style-complex="normal" style:font-weight-complex="normal"/>
    </style:style>
    <style:style style:name="P48" style:family="paragraph" style:parent-style-name="Text_20_body" style:list-style-name="L6">
      <style:text-properties fo:language="en" fo:country="US" officeooo:rsid="0019d4ee" officeooo:paragraph-rsid="0019d4ee"/>
    </style:style>
    <style:style style:name="P49" style:family="paragraph" style:parent-style-name="Text_20_body" style:list-style-name="L4">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officeooo:paragraph-rsid="001fc13b" style:text-blinking="false" fo:background-color="#ffffff"/>
    </style:style>
    <style:style style:name="P50" style:family="paragraph" style:parent-style-name="Text_20_body" style:list-style-name="L5">
      <style:text-properties officeooo:rsid="001fc13b" officeooo:paragraph-rsid="001fc13b"/>
    </style:style>
    <style:style style:name="P51" style:family="paragraph" style:parent-style-name="Text_20_body" style:list-style-name="L6">
      <style:text-properties officeooo:paragraph-rsid="001de9c3"/>
    </style:style>
    <style:style style:name="P52" style:family="paragraph" style:parent-style-name="Text_20_body" style:list-style-name="L6">
      <style:text-properties officeooo:paragraph-rsid="001fc13b"/>
    </style:style>
    <style:style style:name="P53" style:family="paragraph" style:parent-style-name="Text_20_body" style:list-style-name="L6">
      <style:text-properties officeooo:paragraph-rsid="002019e2"/>
    </style:style>
    <style:style style:name="P54" style:family="paragraph" style:parent-style-name="Text_20_body" style:list-style-name="L6">
      <style:text-properties fo:color="#000000" loext:opacity="100%" style:font-name="monospace" fo:language="en" fo:country="US" officeooo:rsid="0019d4ee" officeooo:paragraph-rsid="0019d4ee" fo:background-color="#ffffff"/>
    </style:style>
    <style:style style:name="P55" style:family="paragraph" style:parent-style-name="Text_20_body" style:list-style-name="L6">
      <style:text-properties fo:color="#000000" loext:opacity="100%" style:font-name="monospace" fo:language="en" fo:country="US" officeooo:rsid="002c4ad9" officeooo:paragraph-rsid="002c4ad9" fo:background-color="#ffffff"/>
    </style:style>
    <style:style style:name="P56" style:family="paragraph" style:parent-style-name="Text_20_body" style:list-style-name="L6">
      <style:text-properties fo:color="#000000" loext:opacity="100%" style:font-name="Liberation Serif" fo:language="en" fo:country="US" officeooo:rsid="001aa840" officeooo:paragraph-rsid="001fc13b" fo:background-color="#ffffff"/>
    </style:style>
    <style:style style:name="P57" style:family="paragraph" style:parent-style-name="Text_20_body" style:list-style-name="L6">
      <style:text-properties fo:color="#000000" loext:opacity="100%" style:font-name="Liberation Serif" fo:language="en" fo:country="US" officeooo:rsid="002c4ad9" officeooo:paragraph-rsid="002c4ad9" fo:background-color="#ffffff"/>
    </style:style>
    <style:style style:name="P58" style:family="paragraph" style:parent-style-name="Text_20_body" style:list-style-name="L6">
      <style:text-properties fo:color="#000000" loext:opacity="100%" style:font-name="Liberation Serif" fo:language="en" fo:country="US" officeooo:rsid="002019e2" officeooo:paragraph-rsid="002019e2" fo:background-color="#ffffff"/>
    </style:style>
    <style:style style:name="P59" style:family="paragraph" style:parent-style-name="Text_20_body" style:list-style-name="L6">
      <style:text-properties style:font-name="monospace" officeooo:paragraph-rsid="001aa840"/>
    </style:style>
    <style:style style:name="P60" style:family="paragraph" style:parent-style-name="Text_20_body" style:list-style-name="L6">
      <style:text-properties style:font-name="monospace" officeooo:paragraph-rsid="002c4ad9"/>
    </style:style>
    <style:style style:name="P61" style:family="paragraph" style:parent-style-name="Text_20_body" style:list-style-name="L6">
      <style:text-properties style:font-name="monospace" officeooo:rsid="0020c16f" officeooo:paragraph-rsid="0020c16f"/>
    </style:style>
    <style:style style:name="P62" style:family="paragraph" style:parent-style-name="Text_20_body" style:list-style-name="L6">
      <style:text-properties officeooo:rsid="0020c16f" officeooo:paragraph-rsid="0020c16f"/>
    </style:style>
    <style:style style:name="P63" style:family="paragraph" style:parent-style-name="Text_20_body" style:list-style-name="L7">
      <style:text-properties officeooo:paragraph-rsid="00212b01"/>
    </style:style>
    <style:style style:name="P64" style:family="paragraph" style:parent-style-name="Text_20_body" style:list-style-name="L7">
      <style:text-properties officeooo:rsid="00212b01" officeooo:paragraph-rsid="00212b01"/>
    </style:style>
    <style:style style:name="P65" style:family="paragraph" style:parent-style-name="Text_20_body" style:list-style-name="L8">
      <style:text-properties officeooo:paragraph-rsid="0023517b"/>
    </style:style>
    <style:style style:name="P66" style:family="paragraph" style:parent-style-name="Text_20_body" style:list-style-name="L8">
      <style:text-properties style:font-name="Liberation Serif" fo:font-size="12pt" officeooo:rsid="0023517b" officeooo:paragraph-rsid="0023517b" style:font-size-asian="12pt" style:font-size-complex="12pt"/>
    </style:style>
    <style:style style:name="P67" style:family="paragraph" style:parent-style-name="Text_20_body" style:list-style-name="L9">
      <style:text-properties style:font-name="Liberation Serif" fo:font-size="11pt" officeooo:rsid="00247e3a" officeooo:paragraph-rsid="0024fd45" style:font-size-asian="11pt" style:font-size-complex="11pt"/>
    </style:style>
    <style:style style:name="P68" style:family="paragraph" style:parent-style-name="Text_20_body" style:list-style-name="L9">
      <style:text-properties style:font-name="Liberation Serif" fo:font-size="11pt" officeooo:rsid="0024fd45" officeooo:paragraph-rsid="0024fd45" style:font-size-asian="11pt" style:font-size-complex="11pt"/>
    </style:style>
    <style:style style:name="P69" style:family="paragraph" style:parent-style-name="Text_20_body" style:list-style-name="L9">
      <style:text-properties style:font-name="Liberation Serif" fo:font-size="11pt" officeooo:rsid="0026a137" officeooo:paragraph-rsid="0026a137" style:font-size-asian="11pt" style:font-size-complex="11pt"/>
    </style:style>
    <style:style style:name="P70" style:family="paragraph" style:parent-style-name="Text_20_body" style:list-style-name="L8">
      <style:text-properties officeooo:rsid="0023517b" officeooo:paragraph-rsid="0023517b"/>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dff7"/>
    </style:style>
    <style:style style:name="T2" style:family="text">
      <style:text-properties fo:language="en" fo:country="US"/>
    </style:style>
    <style:style style:name="T3" style:family="text">
      <style:text-properties fo:language="en" fo:country="US" officeooo:rsid="00120127"/>
    </style:style>
    <style:style style:name="T4" style:family="text">
      <style:text-properties fo:language="en" fo:country="US" officeooo:rsid="00169d7d"/>
    </style:style>
    <style:style style:name="T5" style:family="text">
      <style:text-properties fo:language="en" fo:country="US" officeooo:rsid="001fc13b"/>
    </style:style>
    <style:style style:name="T6" style:family="text">
      <style:text-properties fo:language="en" fo:country="US" fo:font-style="italic" fo:font-weight="bold" style:font-style-asian="italic" style:font-weight-asian="bold" style:font-style-complex="italic"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officeooo:rsid="00212b01"/>
    </style:style>
    <style:style style:name="T9" style:family="text">
      <style:text-properties fo:language="en" fo:country="US" officeooo:rsid="002ecfab"/>
    </style:style>
    <style:style style:name="T10" style:family="text">
      <style:text-properties officeooo:rsid="00169d7d"/>
    </style:style>
    <style:style style:name="T11" style:family="text">
      <style:text-properties officeooo:rsid="00180eda"/>
    </style:style>
    <style:style style:name="T12" style:family="text">
      <style:text-properties officeooo:rsid="001814c3"/>
    </style:style>
    <style:style style:name="T13" style:family="text">
      <style:text-properties officeooo:rsid="00190d04"/>
    </style:style>
    <style:style style:name="T14" style:family="text">
      <style:text-properties officeooo:rsid="00191e4e"/>
    </style:style>
    <style:style style:name="T15" style:family="text">
      <style:text-properties fo:color="#000000" loext:opacity="100%" fo:language="en" fo:country="US" officeooo:rsid="0019d4ee" fo:background-color="#ffffff" loext:char-shading-value="0"/>
    </style:style>
    <style:style style:name="T16" style:family="text">
      <style:text-properties fo:color="#000000" loext:opacity="100%" fo:language="en" fo:country="US" officeooo:rsid="002c4ad9" fo:background-color="#ffffff" loext:char-shading-value="0"/>
    </style:style>
    <style:style style:name="T17" style:family="text">
      <style:text-properties fo:color="#000000" loext:opacity="100%" fo:font-size="8pt" fo:language="en" fo:country="US" officeooo:rsid="0019d4ee" fo:background-color="#ffffff" loext:char-shading-value="0" style:font-size-asian="8pt" style:font-size-complex="8pt"/>
    </style:style>
    <style:style style:name="T18" style:family="text">
      <style:text-properties fo:color="#000000" loext:opacity="100%" style:font-name="Liberation Serif" fo:font-size="12pt" fo:language="en" fo:country="US" officeooo:rsid="0019d4ee" fo:background-color="#ffffff" loext:char-shading-value="0" style:font-size-asian="12pt" style:font-size-complex="12pt"/>
    </style:style>
    <style:style style:name="T19" style:family="text">
      <style:text-properties fo:color="#000000" loext:opacity="100%" style:font-name="Liberation Serif" fo:font-size="12pt" fo:language="en" fo:country="US" officeooo:rsid="001aa840" fo:background-color="#ffffff" loext:char-shading-value="0" style:font-size-asian="12pt" style:font-size-complex="12pt"/>
    </style:style>
    <style:style style:name="T20" style:family="text">
      <style:text-properties fo:color="#000000" loext:opacity="100%" style:font-name="Liberation Serif" fo:font-size="12pt" fo:language="en" fo:country="US" fo:background-color="#ffffff" loext:char-shading-value="0" style:font-size-asian="10.5pt" style:font-size-complex="12pt"/>
    </style:style>
    <style:style style:name="T21" style:family="text">
      <style:text-properties fo:color="#000000" loext:opacity="100%" style:font-name="Liberation Serif" fo:language="en" fo:country="US" fo:background-color="#ffffff" loext:char-shading-value="0"/>
    </style:style>
    <style:style style:name="T22" style:family="text">
      <style:text-properties fo:color="#000000" loext:opacity="100%" style:font-name="Liberation Serif" fo:language="en" fo:country="US" officeooo:rsid="001aa840" fo:background-color="#ffffff" loext:char-shading-value="0"/>
    </style:style>
    <style:style style:name="T23" style:family="text">
      <style:text-properties fo:color="#000000" loext:opacity="100%" style:font-name="Liberation Serif" fo:language="en" fo:country="US" officeooo:rsid="001fc13b" fo:background-color="#ffffff" loext:char-shading-value="0"/>
    </style:style>
    <style:style style:name="T24" style:family="text">
      <style:text-properties fo:color="#000000" loext:opacity="100%" style:font-name="Liberation Serif" fo:language="en" fo:country="US" officeooo:rsid="002019e2" fo:background-color="#ffffff" loext:char-shading-value="0"/>
    </style:style>
    <style:style style:name="T25" style:family="text">
      <style:text-properties fo:color="#000000" loext:opacity="100%" style:font-name="Liberation Serif" fo:language="en" fo:country="US" officeooo:rsid="0020c16f" fo:background-color="#ffffff" loext:char-shading-value="0"/>
    </style:style>
    <style:style style:name="T26" style:family="text">
      <style:text-properties fo:color="#000000" loext:opacity="100%" style:font-name="Liberation Serif" fo:language="en" fo:country="US" officeooo:rsid="00212b01" fo:background-color="#ffffff" loext:char-shading-value="0"/>
    </style:style>
    <style:style style:name="T27" style:family="text">
      <style:text-properties fo:color="#000000" loext:opacity="100%" style:font-name="Liberation Serif" fo:language="en" fo:country="US" officeooo:rsid="002208a8" fo:background-color="#ffffff" loext:char-shading-value="0"/>
    </style:style>
    <style:style style:name="T28" style:family="text">
      <style:text-properties fo:color="#000000" loext:opacity="100%" style:font-name="Liberation Serif" fo:language="en" fo:country="US" officeooo:rsid="002ecfab" fo:background-color="#ffffff" loext:char-shading-value="0"/>
    </style:style>
    <style:style style:name="T29" style:family="text">
      <style:text-properties fo:color="#000000" loext:opacity="100%" style:font-name="Liberation Serif" fo:language="en" fo:country="US" fo:font-weight="normal" officeooo:rsid="001de9c3" fo:background-color="#ffffff" loext:char-shading-value="0" style:font-weight-asian="normal" style:font-weight-complex="normal"/>
    </style:style>
    <style:style style:name="T30" style:family="text">
      <style:text-properties fo:color="#000000" loext:opacity="100%" style:font-name="Liberation Serif" fo:language="en" fo:country="US" fo:font-weight="normal" officeooo:rsid="001aa840" fo:background-color="#ffffff" loext:char-shading-value="0" style:font-weight-asian="normal" style:font-weight-complex="normal"/>
    </style:style>
    <style:style style:name="T31" style:family="text">
      <style:text-properties fo:color="#000000" loext:opacity="100%" style:font-name="Liberation Serif" fo:font-size="10pt" fo:language="en" fo:country="US" fo:background-color="#ffffff" loext:char-shading-value="0" style:font-size-asian="10pt" style:font-size-complex="10pt"/>
    </style:style>
    <style:style style:name="T32" style:family="text">
      <style:text-properties fo:color="#000000" loext:opacity="100%" fo:font-size="12pt" fo:language="en" fo:country="US" officeooo:rsid="0019d4ee" fo:background-color="#ffffff" loext:char-shading-value="0" style:font-size-asian="12pt" style:font-size-complex="12pt"/>
    </style:style>
    <style:style style:name="T33" style:family="text">
      <style:text-properties fo:color="#000000" loext:opacity="100%" style:font-name="monospace" fo:language="en" fo:country="US" fo:background-color="#ffffff" loext:char-shading-value="0"/>
    </style:style>
    <style:style style:name="T34" style:family="text">
      <style:text-properties fo:color="#000000" loext:opacity="100%" fo:background-color="#ffffff" loext:char-shading-value="0"/>
    </style:style>
    <style:style style:name="T35" style:family="text">
      <style:text-properties fo:color="#000000" loext:opacity="100%" officeooo:rsid="002c4ad9" fo:background-color="#ffffff" loext:char-shading-value="0"/>
    </style:style>
    <style:style style:name="T36" style:family="text">
      <style:text-properties fo:color="#000000" loext:opacity="100%" officeooo:rsid="002dff2f" fo:background-color="#ffffff" loext:char-shading-value="0"/>
    </style:style>
    <style:style style:name="T37" style:family="text">
      <style:text-properties fo:color="#000000" loext:opacity="100%" fo:background-color="#b26818" loext:char-shading-value="0"/>
    </style:style>
    <style:style style:name="T38" style:family="text">
      <style:text-properties style:font-name="Liberation Serif" fo:font-size="12pt" officeooo:rsid="0023517b" style:font-size-asian="12pt" style:font-size-complex="12pt"/>
    </style:style>
    <style:style style:name="T39" style:family="text">
      <style:text-properties style:font-name="Liberation Serif" fo:font-size="11pt" style:font-size-asian="11pt" style:font-size-complex="11pt"/>
    </style:style>
    <style:style style:name="T40" style:family="text">
      <style:text-properties style:font-name="Liberation Serif" fo:font-size="11pt" officeooo:rsid="0023517b" style:font-size-asian="11pt" style:font-size-complex="11pt"/>
    </style:style>
    <style:style style:name="T41" style:family="text">
      <style:text-properties style:font-name="Liberation Serif" fo:font-size="11pt" officeooo:rsid="002351ef" style:font-size-asian="11pt" style:font-size-complex="11pt"/>
    </style:style>
    <style:style style:name="T42" style:family="text">
      <style:text-properties style:font-name="Liberation Serif" fo:font-size="11pt" officeooo:rsid="0024fd45" style:font-size-asian="11pt" style:font-size-complex="11pt"/>
    </style:style>
    <style:style style:name="T43" style:family="text">
      <style:text-properties style:font-name="Liberation Serif" fo:font-size="11pt" officeooo:rsid="00288515" style:font-size-asian="11pt" style:font-size-complex="11pt"/>
    </style:style>
    <style:style style:name="T44"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style:text-blinking="false" fo:background-color="#ffffff" loext:char-shading-value="0"/>
    </style:style>
    <style:style style:name="T45"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normal" officeooo:rsid="001de9c3" style:text-blinking="false" fo:background-color="#ffffff" loext:char-shading-value="0" style:font-style-asian="normal" style:font-weight-asian="normal" style:font-style-complex="normal" style:font-weight-complex="normal"/>
    </style:style>
    <style:style style:name="T46" style:family="text">
      <style:text-properties fo:font-variant="normal" fo:text-transform="none" fo:color="#000000"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7" style:family="text">
      <style:text-properties fo:font-variant="normal" fo:text-transform="none" fo:color="#ff5454" loext:opacity="100%" style:text-line-through-style="none" style:text-line-through-type="none" style:font-name="monospace" fo:font-size="12pt" fo:language="en" fo:country="US" fo:font-style="normal" style:text-underline-style="none" fo:font-weight="bold" style:text-blinking="false" fo:background-color="#ffffff" loext:char-shading-value="0"/>
    </style:style>
    <style:style style:name="T48" style:family="text">
      <style:text-properties style:font-name="Monotype" fo:language="en" fo:country="US" officeooo:rsid="00212b01"/>
    </style:style>
    <style:style style:name="T49" style:family="text">
      <style:text-properties officeooo:rsid="0022b1e4"/>
    </style:style>
    <style:style style:name="T50" style:family="text">
      <style:text-properties officeooo:rsid="0026a137"/>
    </style:style>
    <style:style style:name="T51" style:family="text">
      <style:text-properties officeooo:rsid="002dff2f"/>
    </style:style>
    <style:style style:name="T52" style:family="text">
      <style:text-properties officeooo:rsid="002ecfab"/>
    </style:style>
    <style:style style:name="T53" style:family="text">
      <style:text-properties officeooo:rsid="002fb80e"/>
    </style:style>
    <style:style style:name="T5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oardGen.pl : <text:span text:style-name="T1">a </text:span>board.h generator</text:p>
      <text:p text:style-name="P2"/>
      <text:h text:style-name="P33" text:outline-level="2">requirement<office:annotation loext:resolved="false"><dc:creator>Auteur inconnu</dc:creator><dc:date>2021-12-16T19:42:59.365350105</dc:date><text:p text:style-name="P71"><text:span text:style-name="T54">TODO :</text:span></text:p><text:p text:style-name="P71"><text:span text:style-name="T54"/></text:p><text:p text:style-name="P71"><text:span text:style-name="T54">Documenter : <text:s/></text:span></text:p><text:p text:style-name="P71"><text:span text:style-name="T54">° –mcu</text:span></text:p><text:p text:style-name="P71"><text:span text:style-name="T54"/></text:p><text:p text:style-name="P71"><text:span text:style-name="T54">° les broches passives</text:span></text:p><text:p text:style-name="P71"><text:span text:style-name="T54"/></text:p><text:p text:style-name="P71"><text:span text:style-name="T54">° les définitions de groupes</text:span></text:p><text:p text:style-name="P71"><text:span text:style-name="T54"/></text:p><text:p text:style-name="P71"><text:span text:style-name="T54">° la génération de fichiers pour kikad</text:span></text:p><text:p text:style-name="P71"><text:span text:style-name="T54"/></text:p></office:annotation></text:h>
      <text:p text:style-name="P3">In order to understand this doc, you need to know how STM32 MCU pin multiplexer works, and how ChibiOS manage to use it for initial (static) configuration.</text:p>
      <text:h text:style-name="P34" text:outline-level="2">ChibiOS way of defining Port Access Layer initial state for each pin</text:h>
      <text:p text:style-name="P1"><text:span text:style-name="T3">W</text:span><text:span text:style-name="T2">hen a ChibiOS application start, it has to call halInit() early in the main, this will configure all the pins needed by the application. What does halInit, among initialing all peripherals, is configuring each of the pins of the MCU, taking data in a file named board.h which contain </text:span><text:span text:style-name="T4">numerous </text:span><text:span text:style-name="T2">macro that give information for all the pins for all the </text:span><text:span text:style-name="T4">parameters </text:span><text:span text:style-name="T2">:</text:span></text:p>
      <text:list xml:id="list4098191166" text:style-name="L1">
        <text:list-item>
          <text:p text:style-name="P41">input or output or <text:span text:style-name="T53">analog(</text:span>adc, <text:span text:style-name="T53">dac)</text:span> or alternate function</text:p>
        </text:list-item>
        <text:list-item>
          <text:p text:style-name="P41">opendrain or pushpull</text:p>
        </text:list-item>
        <text:list-item>
          <text:p text:style-name="P41">pullup or pulldown resistor</text:p>
        </text:list-item>
        <text:list-item>
          <text:p text:style-name="P41">slew rate,</text:p>
        </text:list-item>
        <text:list-item>
          <text:p text:style-name="P41">etc etc</text:p>
        </text:list-item>
      </text:list>
      <text:p text:style-name="P7">Because each pin of each port of a given MCU is described, not only the one you actually need in your application, modifying this file by hand is not recommended, for some MCU, it’s for now a 115Kb file with 2000 lines full of C macro, a nightmare to edit</text:p>
      <text:p text:style-name="P4">This board.h is used by a board.c file which initialize all the <text:span text:style-name="T12">available</text:span> port<text:span text:style-name="T12">s</text:span> for a given MCU, and can do a little more : it’s here that you have to implement some specific board function (like the function which verify that a sdcard ou mmc card is present by checking i<text:span text:style-name="T11">f</text:span> a presence <text:span text:style-name="T11">switch</text:span> is closed)</text:p>
      <text:p text:style-name="P3">ChibiOS has his own boa<text:span text:style-name="T10">rd.h generator which use as source some xml definition of board, in file usually called board.chcfg</text:span></text:p>
      <text:p text:style-name="P4">All examples that come with ChibiOS use an adapted board.h file.</text:p>
      <text:h text:style-name="P35" text:outline-level="2">Goals</text:h>
      <text:p text:style-name="P5">STMicroElectronics offer a free multi-platform tool, named STM32CubeMX, which is a graphical tool that can help to configure an MCU or a known development board. <text:span text:style-name="T11">I encourage people to use it, it helps a lot to understand how alternative function multiplexer works, (and the clock configuration panel is a must see too).</text:span></text:p>
      <text:p text:style-name="P5"><text:span text:style-name="T12">There is already numerous project, to generate board.h, or board.chcfg from <text:s/></text:span>STM32CubeMX <text:span text:style-name="T11">output.</text:span></text:p>
      <text:p text:style-name="P6"><text:soft-page-break/>So is there a need for Yet Another Board Generator tool ?</text:p>
      <text:p text:style-name="P6">It depends of your usage, if you have few boards with static configuration that barely change, you can live with existing tools. On the other way, if you experiment new wiring often, you want to avoid launching heavy graphical tools to change a pin parameter, you use ChibiOS as a teaching platform where student have to frequently change pin parameters, this tool helps.</text:p>
      <text:p text:style-name="P6"/>
      <text:p text:style-name="P6">The idea is to edit a simple, text based, relaxed syntax file where <text:span text:style-name="T12">you just have to declare the pin</text:span><text:span text:style-name="T53">s</text:span><text:span text:style-name="T12"> you need, the other one will be generated with default parameters.</text:span></text:p>
      <text:p text:style-name="P7">ChibiOS build system is makefile based, so we have to had a rule in the makefile which call boardGen.pl to generate board.h from board.cfg</text:p>
      <text:p text:style-name="P8">highlights :</text:p>
      <text:list xml:id="list2990786580" text:style-name="L2">
        <text:list-item>
          <text:p text:style-name="P42">use stm32cubemx MCU description file to <text:span text:style-name="T13">make </text:span>check <text:span text:style-name="T13">that a function can be assigned to a particular pin</text:span></text:p>
        </text:list-item>
        <text:list-item>
          <text:p text:style-name="P42"><text:span text:style-name="T13">find alternate function number, user just have do bind the peripheral name</text:span> <text:span text:style-name="T14">with the pin</text:span></text:p>
        </text:list-item>
        <text:list-item>
          <text:p text:style-name="P43">warn is you <text:span text:style-name="T14">in case of suspect configuration :</text:span></text:p>
          <text:list>
            <text:list-item>
              <text:p text:style-name="P43">use non 5 volts tolerant pin configured in input</text:p>
            </text:list-item>
            <text:list-item>
              <text:p text:style-name="P45">outpull pushpull with pullup/pulldown activated</text:p>
            </text:list-item>
            <text:list-item>
              <text:p text:style-name="P45">same function routed to more than one pin</text:p>
            </text:list-item>
            <text:list-item>
              <text:p text:style-name="P45">...</text:p>
            </text:list-item>
          </text:list>
        </text:list-item>
        <text:list-item>
          <text:p text:style-name="P44">shortcut for function that are commonly used (all peripheral managed by chibios, plus some like LED,SYS(tem),OSC(illaror), <text:span text:style-name="T14">etc</text:span></text:p>
        </text:list-item>
      </text:list>
      <text:p text:style-name="P9"/>
      <text:h text:style-name="P36" text:outline-level="2">Install</text:h>
      <text:p text:style-name="P15"><text:span text:style-name="T3">O</text:span><text:span text:style-name="T2">n </text:span><text:span text:style-name="T6">linux</text:span><text:span text:style-name="T2"> machine, perl is installed, so there is just need to install needed modules</text:span></text:p>
      <text:p text:style-name="P11">For ubuntu, by example :</text:p>
      <text:list xml:id="list1963335885" text:style-name="L3">
        <text:list-item>
          <text:p text:style-name="P46">modules that are ubuntu (or debian packaged) :</text:p>
          <text:list>
            <text:list-item>
              <text:p text:style-name="P39"><text:bookmark text:name="docs-internal-guid-087ab85b-df59-9752-c6c3-a192aa1c6a26"/><text:span text:style-name="T44">sudo apt install libmodern-</text:span><text:span text:style-name="T47">perl</text:span><text:span text:style-name="T44">-</text:span><text:span text:style-name="T47">perl </text:span><text:span text:style-name="T46">libxml-libxml-perl</text:span><text:span text:style-name="T47"><text:line-break/></text:span></text:p>
            </text:list-item>
          </text:list>
        </text:list-item>
        <text:list-item>
          <text:p text:style-name="P46">modules that are not packaged by debian (or ubuntu) but are in CPAN :</text:p>
          <text:list>
            <text:list-item>
              <text:p text:style-name="P40"><text:bookmark text:name="docs-internal-guid-0078ee2b-df5a-c2d2-f6fd-02be063c1b0b"/>sudo perl -MCPAN -e 'install String::LCSS'<text:line-break/></text:p>
            </text:list-item>
          </text:list>
        </text:list-item>
      </text:list>
      <text:p text:style-name="P15"><text:span text:style-name="T2">on </text:span><text:span text:style-name="T6">macosx</text:span><text:span text:style-name="T2">, perl is installed, but there is no distribution package manager, so all packages s</text:span><text:span text:style-name="T5">h</text:span><text:span text:style-name="T2">ould be installed with cpan :</text:span></text:p>
      <text:list xml:id="list3688737715" text:style-name="L4">
        <text:list-item>
          <text:p text:style-name="P49">sudo perl -MCPAN -e 'install Modern::Perl'</text:p>
        </text:list-item>
        <text:list-item>
          <text:p text:style-name="P49"><text:soft-page-break/>sudo perl -MCPAN -e 'install XML::LibXML'</text:p>
        </text:list-item>
        <text:list-item>
          <text:p text:style-name="P49">sudo perl -MCPAN -e 'install String::LCSS'</text:p>
        </text:list-item>
      </text:list>
      <text:p text:style-name="P32"/>
      <text:p text:style-name="P16"><text:span text:style-name="T2">on </text:span><text:span text:style-name="T6">windows </text:span><text:span text:style-name="T7">perl is not installed</text:span></text:p>
      <text:list xml:id="list2900385985" text:style-name="L5">
        <text:list-item>
          <text:p text:style-name="P47">install perl : active perl is the best berl available on windows</text:p>
        </text:list-item>
        <text:list-item>
          <text:p text:style-name="P50"><text:span text:style-name="T7">use cpan, ot the graphical package manager which come with active perl to install theses 3 packages : <text:s/></text:span><text:span text:style-name="T45">Modern::Perl, ML::LibXML, <text:s/>String::LCSS</text:span></text:p>
        </text:list-item>
      </text:list>
      <text:h text:style-name="P36" text:outline-level="2">Usage</text:h>
      <text:p text:style-name="P14"><text:span text:style-name="T3">T</text:span><text:span text:style-name="T2">here is two kind of usage :</text:span></text:p>
      <text:list xml:id="list2589586725" text:style-name="L6">
        <text:list-item>
          <text:p text:style-name="P48">generate board.h from board.cfg :</text:p>
          <text:list>
            <text:list-item>
              <text:p text:style-name="P54">boardGen.pl [options] cfgFile.cfg boardFile.h</text:p>
              <text:list>
                <text:list-item>
                  <text:p text:style-name="P54">if boardFile.h is ‘-’, stdout is used</text:p>
                </text:list-item>
                <text:list-item>
                  <text:p text:style-name="P54">options :</text:p>
                  <text:list>
                    <text:list-item>
                      <text:p text:style-name="P54">--no-pp-pin  : don't prepend pin  name with port letter and pin number</text:p>
                      <text:list>
                        <text:list-item>
                          <text:p text:style-name="P59"><text:span text:style-name="T15">if you have a pin described (cf next chapter board.cfg syntax) like this :<text:line-break/>“</text:span><text:span text:style-name="T17">PC00  LED1 OUTPUT  PUSHPULL   SPEED_VERYLOW FLOATING LEVEL_HIGH”<text:line-break/></text:span><text:span text:style-name="T18">By default, and because main use is for education </text:span><text:span text:style-name="T19">(teacher have to find quickly student mistake), the generated name for the pin will be PC00_LED1, so teacher can verify easily that LED1 is actually wired to PC00.<text:line-break/>On the other hand, if the tool is used to generate file for a project, one want to change pin use without having to change everywhere in the source the pin name, in this case use –</text:span><text:span text:style-name="T32">no-pp-pin </text:span><text:span text:style-name="T19">and the generated name wont mention port and pin number, it will be LED1</text:span></text:p>
                        </text:list-item>
                      </text:list>
                    </text:list-item>
                    <text:list-item>
                      <text:p text:style-name="P59"><text:span text:style-name="T15">--no-pp-pin : </text:span><text:span text:style-name="T22">same as above, but for line macros <text:line-break/>Without option, line macro will be LINE_C00_LED1, with option, it will be LINE_LED1</text:span></text:p>
                    </text:list-item>
                    <text:list-item>
                      <text:p text:style-name="P51"><text:span text:style-name="T22">--no-adcp-in : do not permit to use non 5V tolerant pins for input or alternate, unless explicitly promising in the .cfg that voltage won’t </text:span><text:span text:style-name="T30">exceeds </text:span><text:span text:style-name="T29">3.3v (cf syntax)</text:span></text:p>
                    </text:list-item>
                    <text:list-item>
                      <text:p text:style-name="P56">--no-error : do not abort when pin check is not OK</text:p>
                    </text:list-item>
                  </text:list>
                </text:list-item>
              </text:list>
            </text:list-item>
            <text:list-item>
              <text:p text:style-name="P57">board.h macro generated :</text:p>
              <text:list>
                <text:list-item>
                  <text:p text:style-name="P57"><text:soft-page-break/>pins and line MACRO are <text:s/>generated, and also alternate function macro :</text:p>
                  <text:list>
                    <text:list-item>
                      <text:p text:style-name="P57">since AF does not need to be explicitly written as the script find the association between name and AF, this association is available as a macro, so the code can <text:span text:style-name="T51">dynamically</text:span> set back the pin in the static alternate function mode :</text:p>
                      <text:list>
                        <text:list-item>
                          <text:p text:style-name="P57">example :</text:p>
                          <text:list>
                            <text:list-header>
                              <text:p text:style-name="P57">PB08<text:tab/>I2C1_SCL<text:tab/><text:tab/>I2C<text:tab/>AF:I2C1_SCL<text:line-break/>will generate theses macros :</text:p>
                              <text:list>
                                <text:list-item>
                                  <text:p text:style-name="P55">#define AF_PB08_I2C1_SCL                 4U <text:line-break/>#define AF_LINE_B08_I2C1_SCL             4U<text:line-break/></text:p>
                                </text:list-item>
                                <text:list-item>
                                  <text:p text:style-name="P60"><text:span text:style-name="T16">which can be used that way :<text:line-break/></text:span><text:span text:style-name="T37">palSetLineMode</text:span><text:span text:style-name="T34">(LINE_</text:span><text:span text:style-name="T35">I2C1_SCL</text:span><text:span text:style-name="T34">, PAL_MODE_ALTERNATE(</text:span><text:span text:style-name="T16">AF_LINE_I2C1_SCL</text:span><text:span text:style-name="T34">));<text:line-break/><text:line-break/></text:span><text:span text:style-name="T36">==================================</text:span><text:line-break/></text:p>
                                </text:list-item>
                              </text:list>
                            </text:list-header>
                          </text:list>
                        </text:list-item>
                      </text:list>
                    </text:list-item>
                  </text:list>
                </text:list-item>
              </text:list>
            </text:list-item>
          </text:list>
        </text:list-item>
        <text:list-item>
          <text:p text:style-name="P52"><text:span text:style-name="T23">interactively find </text:span><text:span text:style-name="T24">on which pin a function is available</text:span><text:span text:style-name="T23"> on the MCU selected in the board.cfg </text:span><text:span text:style-name="T24">(that can save you opening the doc or launching STM32CubeMX)</text:span><text:span text:style-name="T23"><text:tab/></text:span></text:p>
          <text:list>
            <text:list-item>
              <text:p text:style-name="P53"><text:span text:style-name="T23">boardGen –find regexp </text:span><text:span text:style-name="T24">board.cfg</text:span></text:p>
              <text:list>
                <text:list-item>
                  <text:p text:style-name="P58">examples : </text:p>
                  <text:list>
                    <text:list-item>
                      <text:p text:style-name="P58">boardGen.pl --find 'UART4' board.cfg  <text:line-break/>UART4_TX on PA00 has AF8 <text:line-break/>UART4_RX on PA01 has AF8 <text:line-break/>UART4_TX on PC10 has AF8 <text:line-break/>UART4_RX on PC11 has AF8</text:p>
                    </text:list-item>
                    <text:list-item>
                      <text:p text:style-name="P58">boardGen.pl --find 'ADC._IN11' board.cfg <text:line-break/>ADC1_IN11 on PC01 is not alternate <text:line-break/>ADC2_IN11 on PC01 is not alternate <text:line-break/>ADC3_IN11 on PC01 is not alternate</text:p>
                    </text:list-item>
                    <text:list-item>
                      <text:p text:style-name="P58">all available function : <text:s/>boardGen.pl --find . board.cfg</text:p>
                      <text:list>
                        <text:list-item>
                          <text:p text:style-name="P58">that can be used to know all available functions on a given pin :</text:p>
                          <text:list>
                            <text:list-item>
                              <text:p text:style-name="P58">boardGen.pl --find . board.cfg | grep PA10</text:p>
                              <text:list>
                                <text:list-item>
                                  <text:p text:style-name="P58">DCMI_D1 on PA10 has AF13 <text:line-break/>USB_OTG_FS_ID on PA10 has AF10 <text:line-break/>USART1_RX on PA10 has AF7 <text:line-break/>TIM1_CH3 on PA10 has AF1</text:p>
                                </text:list-item>
                              </text:list>
                            </text:list-item>
                          </text:list>
                        </text:list-item>
                      </text:list>
                    </text:list-item>
                  </text:list>
                </text:list-item>
              </text:list>
            </text:list-item>
          </text:list>
        </text:list-item>
        <text:list-item>
          <text:p text:style-name="P53"><text:soft-page-break/><text:span text:style-name="T23">interactively find </text:span><text:span text:style-name="T24">the dma parameters for a given function, in a form that is directly embeddable in mcuconf.h. This is an help if you manage to directly use DMA using ChibiOS macros and functions, or using </text:span><text:span text:style-name="T28">this</text:span><text:span text:style-name="T24"> driver : </text:span><text:a xlink:type="simple" xlink:href="http://www.chibios.com/forum/viewtopic.php?t=4596&amp;p=32570#p32570" text:style-name="Internet_20_link" text:visited-style-name="Visited_20_Internet_20_Link"><text:span text:style-name="T25">http://www.chibios.com/forum/viewtopic.php?t=4596&amp;p=32570#p32570</text:span></text:a><text:span text:style-name="T24">, or using your own driver. </text:span></text:p>
          <text:list>
            <text:list-item>
              <text:p text:style-name="P58">boardGen.pl --dma=regexp board.cfg</text:p>
            </text:list-item>
            <text:list-item>
              <text:p text:style-name="P62"><text:span text:style-name="T24">e</text:span><text:span text:style-name="T21">xamples:</text:span></text:p>
              <text:list>
                <text:list-item>
                  <text:p text:style-name="P61"><text:span text:style-name="T21">boardGen.pl --dma=USART1_TX board.cfg  <text:line-break/></text:span><text:span text:style-name="T31">USART1_TX : [stream(2, 7) C4]  <text:line-break/>#define STM32_USART1_TX_DMA_STREAM              STM32_DMA_STREAM_ID(2, 7) <text:line-break/>#define STM32_USART1_TX_DMA_CHANNEL             4 <text:line-break/>#define STM32_USART1_TX_DMA_IRQ_PRIORITY     6 <text:line-break/>#define STM32_USART1_TX_DMA_PRIORITY             <text:s/>2<text:line-break/></text:span></text:p>
                </text:list-item>
                <text:list-item>
                  <text:p text:style-name="P61"><text:span text:style-name="T31">boardGen.pl --dma='USART1_[TR]X' board.cfg <text:line-break/>USART1_TX : [stream(2, 7) C4]  <text:line-break/>#define STM32_USART1_TX_DMA_STREAM              STM32_DMA_STREAM_ID(2, 7) <text:line-break/>#define STM32_USART1_TX_DMA_CHANNEL             4 <text:line-break/>#define STM32_USART1_TX_DMA_IRQ_PRIORITY     6 <text:line-break/>#define STM32_USART1_TX_DMA_PRIORITY            2 <text:line-break/><text:line-break/><text:line-break/>USART1_RX : [stream(2, 2) C4]  <text:line-break/>#define STM32_USART1_RX_DMA_STREAM              STM32_DMA_STREAM_ID(2, 2) <text:line-break/>#define STM32_USART1_RX_DMA_CHANNEL             4 <text:line-break/>#define STM32_USART1_RX_DMA_IRQ_PRIORITY     6 <text:line-break/>#define STM32_USART1_RX_DMA_PRIORITY             <text:s/>2 <text:line-break/><text:line-break/><text:line-break/>USART1_RX : [stream(2, 5) C4]  <text:line-break/>#define STM32_USART1_RX_DMA_STREAM              STM32_DMA_STREAM_ID(2, 5) <text:line-break/>#define STM32_USART1_RX_DMA_CHANNEL             4 <text:line-break/>#define STM32_USART1_RX_DMA_IRQ_PRIORITY     6 <text:line-break/>#define STM32_USART1_RX_DMA_PRIORITY             <text:s/>2 <text:line-break/><text:line-break/><text:line-break/><text:line-break/></text:span><text:span text:style-name="T20">In the case there a numerous possibilities, you’ll have to pick just one.</text:span></text:p>
                </text:list-item>
              </text:list>
            </text:list-item>
          </text:list>
        </text:list-item>
      </text:list>
      <text:h text:style-name="P38" text:outline-level="3">Makefile integration :</text:h>
      <text:p text:style-name="P23">$(OBJS): board.h</text:p>
      <text:p text:style-name="P23">board.h: board.cfg Makefile</text:p>
      <text:p text:style-name="P23"><text:tab/>boardGen.pl --no-adcp-in<text:tab/>$&lt; <text:s/>$@</text:p>
      <text:h text:style-name="P37" text:outline-level="2"><text:soft-page-break/>board.cfg syntax</text:h>
      <text:p text:style-name="P17"><text:span text:style-name="T3">T</text:span><text:span text:style-name="T2">here is 3 sections</text:span></text:p>
      <text:p text:style-name="P12">section 1 :</text:p>
      <text:list xml:id="list834700021" text:style-name="L7">
        <text:list-item>
          <text:p text:style-name="P63"><text:span text:style-name="T48">MCU_MODEL </text:span><text:span text:style-name="T8">: one has to use exact name listed on STM32CubeMX utility, (you can launch STM32CubeMX or examine the </text:span><text:span text:style-name="T9">directory</text:span><text:span text:style-name="T8"> where <text:s/>STM32CubeMX store MCU description : on </text:span><text:span text:style-name="T48">rootdir/</text:span><text:span text:style-name="T33">db/mcu/</text:span></text:p>
        </text:list-item>
        <text:list-item>
          <text:p text:style-name="P64"><text:span text:style-name="T33">CHIBIOS_VERSION : </text:span><text:span text:style-name="T21">either 2.6, or 3.0 for any version of </text:span><text:span text:style-name="T28">Ch</text:span><text:span text:style-name="T21">ibi</text:span><text:span text:style-name="T28">OS</text:span><text:span text:style-name="T21"> &gt;= 3.0 (it will works with 18.2 by example)</text:span></text:p>
        </text:list-item>
      </text:list>
      <text:p text:style-name="P29">section 2 :</text:p>
      <text:p text:style-name="P29">begin with keyword HEADER, and ends with keyword CONFIG</text:p>
      <text:p text:style-name="P29">this section is a plain C header where you have to define ChibiOS macro, and you can also define your own set of macro for use in your application or <text:span text:style-name="T52">libraries</text:span> </text:p>
      <text:p text:style-name="P18"><text:span text:style-name="T26">ChibiOS </text:span><text:span text:style-name="T27">that have to be defined are :</text:span></text:p>
      <text:p text:style-name="P30"><text:s/>STM32_LSECLK if LSE is used</text:p>
      <text:p text:style-name="P30">STM32_HSECLK if HSE is used</text:p>
      <text:p text:style-name="P19">STM32_VDD : board voltage</text:p>
      <text:p text:style-name="P19">MCU type as defined in the ST header (by example #define STM32F407xx)</text:p>
      <text:p text:style-name="P19">Often, you can copy section 2 from one of the numerous board.h in the ChibiOS archive (of course only if you use the same mcu as the example) If you have your own board, you can start from a given board.h and adapt values according to your custom board.</text:p>
      <text:p text:style-name="P19"/>
      <text:p text:style-name="P19">Section 3 : pin definition</text:p>
      <text:p text:style-name="P19"/>
      <text:p text:style-name="P19">First <text:span text:style-name="T49">you have to define DEFAULT configuration, all the pins which are not defined after will take this configuration :</text:span></text:p>
      <text:p text:style-name="P31"/>
      <text:p text:style-name="P31">DEFAULT<text:tab/><text:tab/>INPUT<text:tab/> PUSHPULL SPEED_VERYLOW PULLDOWN LEVEL_LOW <text:s/>AF0</text:p>
      <text:p text:style-name="P20">then, all the pins of your board :</text:p>
      <text:p text:style-name="P21">example : </text:p>
      <text:p text:style-name="P22">PC00 <text:s text:c="3"/>LED1 <text:s text:c="11"/>OUTPUT <text:s/>PUSHPULL <text:s text:c="2"/>SPEED_VERYLOW FLOATING LEVEL_HIGH <text:span text:style-name="T50">0_VOLT</text:span></text:p>
      <text:p text:style-name="P24">The order of the 3 first fields must be respected :</text:p>
      <text:list xml:id="list3649429039" text:style-name="L8">
        <text:list-item>
          <text:p text:style-name="P66">PC00 : which port, which pin number in the port</text:p>
        </text:list-item>
        <text:list-item>
          <text:p text:style-name="P65"><text:soft-page-break/><text:span text:style-name="T38">LED1 : the name of the pin. Depending on option when boardGen is invoked, it will generate macro #define LED1 0U or #define PC00_LED1 0U and <text:line-break/></text:span><text:span text:style-name="T40">#define LINE_C00_LED1 PAL_LINE(GPIOC, 0) or #define LINE_LED1 PAL_LINE(GPIOC, 0) you will then be able to to palSetLine( LINE_LED1 or LINE_C00_LED1) in your code.</text:span></text:p>
        </text:list-item>
        <text:list-item>
          <text:p text:style-name="P70"><text:span text:style-name="T39">OUTPUT : </text:span><text:span text:style-name="T41">configuration of the pin <text:s/>: can be OUTPUT, INPUT, ALTERNATE, </text:span><text:span text:style-name="T42">ANALOG</text:span><text:span text:style-name="T41"> , or a shortcut that will be described later.</text:span></text:p>
        </text:list-item>
      </text:list>
      <text:p text:style-name="P25">The other fields are attributes, they are optional, if not given, the value of the DEFAULT is used, and can be given in any order, can also be specified more than once, in this case the later win.</text:p>
      <text:p text:style-name="P26">Attributes are :</text:p>
      <text:list xml:id="list1705832644" text:style-name="L9">
        <text:list-item>
          <text:p text:style-name="P67">pullup, pulldown resistor activation : FLOATING, PULLUP, PULLDOWN</text:p>
        </text:list-item>
        <text:list-item>
          <text:p text:style-name="P68">output mode : OPENDRAIN, PUSHPULL</text:p>
        </text:list-item>
        <text:list-item>
          <text:p text:style-name="P68">slew rate : SPEED_VERYLOW, SPEED_LOW, SPEED_MEDIUM, SPEED_HIGH</text:p>
        </text:list-item>
        <text:list-item>
          <text:p text:style-name="P68">initial output level : LEVEL_HIGH, LEVEL_LOW</text:p>
        </text:list-item>
        <text:list-item>
          <text:p text:style-name="P68">alternate function multiplexer </text:p>
          <text:list>
            <text:list-item>
              <text:p text:style-name="P68">in numeric form (not recommended) the syntax is AFx where x is the alternate function number (see stm32 reference manual for your MCU)</text:p>
            </text:list-item>
            <text:list-item>
              <text:p text:style-name="P68">in named form (recommended, the script will be able to check that the function is available on the pin) <text:s/>the syntax is AF:function_name by example : AF:USART1_TX.<text:line-break/>Name are as they are spelled by STM32CubeMX tool, or can be listed with <text:line-break/>boardGen –find . board.cfg for your actual cpu</text:p>
            </text:list-item>
          </text:list>
        </text:list-item>
        <text:list-item>
          <text:p text:style-name="P69">the maximum voltage that can be sent on pin : 0_VOLT or 3.3_VOLTS or 5_VOLTS, </text:p>
          <text:list>
            <text:list-item>
              <text:p text:style-name="P69">not needed on pin configured in output pushpull, or pin that are 5 volts tolerant.</text:p>
            </text:list-item>
          </text:list>
        </text:list-item>
        <text:list-item>
          <text:p text:style-name="P68">on specific MCU (STM32L4 by example) there is 2 more fields :</text:p>
          <text:list>
            <text:list-item>
              <text:p text:style-name="P68">ASCR (connection to analog circuitry) : ASCR_DISABLED or ASCR_ENABLED</text:p>
            </text:list-item>
            <text:list-item>
              <text:p text:style-name="P68">LOCKR (pin function cannot be dynamically modified) <text:s/>: LOCKR_DISABLED or LOCKR_ENABLED</text:p>
            </text:list-item>
          </text:list>
        </text:list-item>
      </text:list>
      <text:p text:style-name="P27"/>
      <text:p text:style-name="P28"><text:span text:style-name="T39">Shortcuts are : </text:span><text:span text:style-name="T43">SYS OSC ADC COMPIN COMPOUT OPAMP DAC PWM ICU I2C SPI UART OTG ETH FSMC SDIO SDIOCK SWDIO SWCLK CAN DCMI LED PASSIVE. </text:span></text:p>
      <text:h text:style-name="P37" text:outline-level="2"/>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otype" svg:font-family="Monotype"/>
    <style:font-face style:name="OpenSymbol" svg:font-family="OpenSymbol" style:font-charset="x-symbol"/>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2012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6-07T17:48:54.557864208</meta:creation-date>
    <dc:date>2021-12-16T23:42:58.942301001</dc:date>
    <meta:editing-duration>PT6H17M45S</meta:editing-duration>
    <meta:editing-cycles>14</meta:editing-cycles>
    <meta:generator>LibreOffice/7.2.3.2$Linux_X86_64 LibreOffice_project/20$Build-2</meta:generator>
    <meta:document-statistic meta:table-count="0" meta:image-count="0" meta:object-count="0" meta:page-count="7" meta:paragraph-count="119" meta:word-count="1886" meta:character-count="11492" meta:non-whitespace-character-count="9511"/>
  </office:meta>
</office:document-meta>
</file>